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text:p text:style-name="P1">Léonardo commença à parler sous l’œil attentif d'Edward. Celui-ci était plus concentré qu'il ne l'avait jamais été. Il avait pratiquement oublié la terreur dont il était sous l'emprise à peine quelques minutes plus tôt, pour se focaliser uniquement sur ce que disait son interlocuteur. Le garçon avait finalement percuté que ce qu'il était sur le point d'entendre pouvait s'avérer être d'une importance capitale. Il était possible que la lumière qui lui serait faite à cet instant change sa vie à jamais. Il semblait avoir cessé de cligner des yeux, et les avais fixés dans ceux du Seraph. Totalement immobile, on aurait pu le prendre pour une statue s'il n'y avait pas eu sa respiration régulière pour troubler le calme dans lequel il était plongé.</text:p>
      <text:p text:style-name="Standard"/>
      <text:p text:style-name="Standard">Et il faisait bien d'écouter. Selon les dires de Léonardo, la planète était envahie par des créatures malfaisantes appelées « Ombres » cherchant à nuire aux humains de manière détournée, en les forçant à commettre des actes malveillants – ou à se nuire personnellement même. Edward écarquilla les yeux à l'écoute de ces actions. C'était donc la raison pour laquelle ses parents et lui traversaient une période difficile. A cette idée, il ressentit à la fois un profond soulagement et une angoisse profonde qui provoqua l'apparition d'un nœud à son estomac. Que serait-il arrivé si Léonardo n'était pas intervenu ? Dieu seul le savait (s'il existait celui-là, l'existence des ombres s'avérait être un nouvel argument en sa défaveur). Un frisson lui parcourut l'échine alors qu'Edward se remémorait les sombres pensées qui lui avaient traversé l'esprit ces derniers jours. C'était pas passé loin...</text:p>
      <text:p text:style-name="Standard"/>
      <text:p text:style-name="Standard">Ca, c'était pour la partie « fun » des explications du Seraph. Pour le reste... Pour le reste, un léger soucis se présenta. Alors qu'il prenait la mesure de la révélation de l'existence des ombres, Edward se mit à nouveau à fixer la main de celui-ci, voyant que sa blessure avait maintenant pratiquement disparu. Alors ça le reprit. Il ne pouvait rien y faire. Parfois ça le démangeait trop. Alors que Léonardo venait à peine de fermer la bouche, mettant fin à ses explications, il reprit la parole.</text:p>
      <text:p text:style-name="Standard"/>
      <text:p text:style-name="Standard">-Et si on vous coupe la tête, ça repousse ? Ou bien c'est plus comme dans Highlander, genre vous êtes immortel sauf si on vous décapite ?</text:p>
      <text:p text:style-name="Standard"/>
      <text:p text:style-name="Standard">Edward n'avait absolument rien écouté de la deuxième partie de la tirade. Toute la partie sur les deux factions, Kyu &amp; Bey, le vœu, tout lui était passé des kilomètres au-dessus de la tête. Le blondin regardait Léonardo avec ses yeux grands ouverts et un air un peu bête, tandis que celui-ci tentait tant bien que mal de reprendre son souffle après son discours. </text:p>
      <text:p text:style-name="P1">Une fois encore, Léonardo fut à deux doigts de se laisser déconcentrer par l'intervention hasardeuse d'Edward. Il commença à répondre à sa question pour le moins hors sujet, expliquant qu'il n'avait jamais eu l'occasion de vérifier s'il avait un point faible, arguant que de toute façon, il était trop fort pour que ça lui arrive. Comme un peu plus tôt, l'homme s'interrompit cependant en plein milieu de sa tirade en réalisant qu'ils étaient en train de s'éloigner drastiquement du sujet de base de la conversation. Il lâcha un nouveau cri d'exaspération avant de se recentrer sur les avertissements qu'il était en train de pourvoir à l'adolescent à la chevelure d'or. </text:p>
      <text:p text:style-name="Standard"/>
      <text:p text:style-name="Standard">Celui-ci, bien qu'une nouvelle fois abasourdi par la violence de la réaction de Léonardo, se concentra à nouveau également, laissant temporairement de côté la frustration qui l'envahissait de ne pas pouvoir poser toutes les questions qui lui passaient par la tête. Ceci étant, si ce que cet intrus disait était vrai, il était effectivement une cible facile. Il n'avait aucun moyen de se défendre face aux Ombres en question, ni même pour commencer de les voir, ce qui était encore plus handicapant. </text:p>
      <text:p text:style-name="Standard"/>
      <text:p text:style-name="Standard">Et après, quoi ? Le sentiment d'angoisse qui l'oppressait à l'idée que des créatures puissent en vouloir à sa vie sans qu'il ne puisse rien y faire se mêlait à une sensation étrange, que ce délire n'était pas son monde et que cela ne le concernait pas vraiment. Il devait y avoir une bonne raison pour qu'il ne connaisse rien à ces étrangetés, et chercher à en apprendre plus ou à obtenir un moyen de se défendre par lui-même sonnait un peu à ses oreilles comme vouloir ruiner la balance de l'univers : le monde était parsemé de héros et de victimes, de défenseurs et de défendus. Franchir la ligne qui les séparait reviendrait à fuck up tout cet équilibre et ça, c'était difficilement concevable à ses yeux.</text:p>
      <text:p text:style-name="Standard"/>
      <text:p text:style-name="Standard">-Je pense, oui. Mais c'est pour ça que des gens comme vous existent, non ?</text:p>
      <text:p text:style-name="Standard"/>
      <text:p text:style-name="Standard">Était-ce de la peur que de compter sur ceux qui se battaient déjà pour se défendre ? En partie sûrement. Mais tout ce bullshit sur l'équilibre, c'était du sérieux dans l'esprit d'Edward, aussi avant de savoir s'il voulait faire un pas de plus dans ce nouveau monde qui s'offrait à lui -rien qu'en en apprenant plus, pas nécessairement en se lançant à la chasse aux Ombres, il devait en savoir un peu plus sur ses tenants et ses aboutissants.</text:p>
      <text:p text:style-name="Standard"/>
      <text:p text:style-name="Standard">-Ces... Ombres, ces créatures-là. Combien êtes-vous à les voir ? Vous les traquez ? Elles sont purement malfaisantes ? Comment m'avez-vous trouvé, vous pouvez les sentir ou quelque chose comme ça ?</text:p>
      <text:p text:style-name="Standard"/>
      <text:p text:style-name="Standard">La concentration du blondin était à son paroxysme. Des réponses de Léonardo dépendrait ses intentions d'en savoir plus ou, le cas échéant, d'essayer d'oublier cette conver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3-07T13:34:42.63</dc:date>
    <meta:editing-duration>PT11H37M33S</meta:editing-duration>
    <meta:editing-cycles>638</meta:editing-cycles>
    <meta:generator>OpenOffice/4.1.3$Win32 OpenOffice.org_project/413m1$Build-9783</meta:generator>
    <meta:document-statistic meta:table-count="0" meta:image-count="0" meta:object-count="0" meta:page-count="10" meta:paragraph-count="46" meta:word-count="3926" meta:character-count="23566"/>
  </office:meta>
</office:document-meta>
</file>